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G Times (WN)" svg:font-family="'CG Times (WN)'" style:font-family-generic="roman"/>
    <style:font-face style:name="CG Times (W1)" svg:font-family="'CG Times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.272cm" fo:margin-left="-0.191cm" table:align="left" style:writing-mode="lr-tb"/>
    </style:style>
    <style:style style:name="Tabella1.A" style:family="table-column">
      <style:table-column-properties style:column-width="4.572cm"/>
    </style:style>
    <style:style style:name="Tabella1.B" style:family="table-column">
      <style:table-column-properties style:column-width="3.886cm"/>
    </style:style>
    <style:style style:name="Tabella1.C" style:family="table-column">
      <style:table-column-properties style:column-width="4.877cm"/>
    </style:style>
    <style:style style:name="Tabella1.D" style:family="table-column">
      <style:table-column-properties style:column-width="3.93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3" style:family="table-row">
      <style:table-row-properties style:min-row-height="0.339cm" fo:keep-together="auto"/>
    </style:style>
    <style:style style:name="Tabella1.10" style:family="table-row">
      <style:table-row-properties style:min-row-height="0.388cm" fo:keep-together="auto"/>
    </style:style>
    <style:style style:name="Tabella2" style:family="table">
      <style:table-properties style:width="17.78cm" fo:margin-left="-0.263cm" table:align="left" style:writing-mode="lr-tb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9.343cm"/>
    </style:style>
    <style:style style:name="Tabella2.C" style:family="table-column">
      <style:table-column-properties style:column-width="1.455cm"/>
    </style:style>
    <style:style style:name="Tabella2.D" style:family="table-column">
      <style:table-column-properties style:column-width="1.746cm"/>
    </style:style>
    <style:style style:name="Tabella2.E" style:family="table-column">
      <style:table-column-properties style:column-width="2.17cm"/>
    </style:style>
    <style:style style:name="Tabella2.F" style:family="table-column">
      <style:table-column-properties style:column-width="2.06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a2.F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la2.2" style:family="table-row">
      <style:table-row-properties style:min-row-height="0.372cm" fo:keep-together="auto"/>
    </style:style>
    <style:style style:name="Tabella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3" style:family="table">
      <style:table-properties style:width="17.78cm" fo:margin-left="-0.263cm" table:align="left" style:writing-mode="lr-tb"/>
    </style:style>
    <style:style style:name="Tabella3.A" style:family="table-column">
      <style:table-column-properties style:column-width="1.002cm"/>
    </style:style>
    <style:style style:name="Tabella3.B" style:family="table-column">
      <style:table-column-properties style:column-width="9.343cm"/>
    </style:style>
    <style:style style:name="Tabella3.C" style:family="table-column">
      <style:table-column-properties style:column-width="1.455cm"/>
    </style:style>
    <style:style style:name="Tabella3.D" style:family="table-column">
      <style:table-column-properties style:column-width="1.773cm"/>
    </style:style>
    <style:style style:name="Tabella3.E" style:family="table-column">
      <style:table-column-properties style:column-width="2.143cm"/>
    </style:style>
    <style:style style:name="Tabella3.F" style:family="table-column">
      <style:table-column-properties style:column-width="2.06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a3.F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la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4" style:family="table">
      <style:table-properties style:width="17.78cm" fo:margin-left="-0.263cm" table:align="left" style:writing-mode="lr-tb"/>
    </style:style>
    <style:style style:name="Tabella4.A" style:family="table-column">
      <style:table-column-properties style:column-width="1.002cm"/>
    </style:style>
    <style:style style:name="Tabella4.B" style:family="table-column">
      <style:table-column-properties style:column-width="9.343cm"/>
    </style:style>
    <style:style style:name="Tabella4.C" style:family="table-column">
      <style:table-column-properties style:column-width="1.455cm"/>
    </style:style>
    <style:style style:name="Tabella4.D" style:family="table-column">
      <style:table-column-properties style:column-width="1.773cm"/>
    </style:style>
    <style:style style:name="Tabella4.E" style:family="table-column">
      <style:table-column-properties style:column-width="2.143cm"/>
    </style:style>
    <style:style style:name="Tabella4.F" style:family="table-column">
      <style:table-column-properties style:column-width="2.06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a4.F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la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C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D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E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F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4.A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C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D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E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F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4.A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B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C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D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E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F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4.A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B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C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D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E6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F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4.A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B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C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D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E7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4.F7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text-properties style:font-name="Times New Roman" fo:font-size="10pt" style:font-size-asian="10pt" style:font-name-complex="Times New Roman"/>
    </style:style>
    <style:style style:name="P2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0pt" fo:font-style="italic" style:font-size-asian="10pt" style:font-style-asian="italic"/>
    </style:style>
    <style:style style:name="P3" style:family="paragraph" style:parent-style-name="Footer">
      <style:paragraph-properties>
        <style:tab-stops>
          <style:tab-stop style:position="7.502cm"/>
          <style:tab-stop style:position="16.002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 fo:font-weight="bold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paragraph-rsid="00090afd" style:font-weight-asian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rsid="00090afd" officeooo:paragraph-rsid="00090afd" style:font-weight-asian="bold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0b0a4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0d011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paragraph-rsid="00090afd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090afd" officeooo:paragraph-rsid="00090afd" style:font-weight-asian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07976f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090afd"/>
    </style:style>
    <style:style style:name="P21" style:family="paragraph" style:parent-style-name="Standard">
      <style:paragraph-properties fo:margin-left="0cm" fo:margin-right="0cm" fo:text-indent="0cm" style:auto-text-indent="false" style:snap-to-layout-grid="false"/>
    </style:style>
    <style:style style:name="P22" style:family="paragraph" style:parent-style-name="Standard">
      <style:paragraph-properties fo:margin-left="0cm" fo:margin-right="0cm" fo:text-indent="0cm" style:auto-text-indent="false" style:snap-to-layout-grid="false"/>
      <style:text-properties officeooo:rsid="00090afd" officeooo:paragraph-rsid="00090afd"/>
    </style:style>
    <style:style style:name="P23" style:family="paragraph" style:parent-style-name="Standard">
      <style:text-properties officeooo:paragraph-rsid="00090afd"/>
    </style:style>
    <style:style style:name="P24" style:family="paragraph" style:parent-style-name="Heading_20_5">
      <style:paragraph-properties fo:margin-left="0cm" fo:margin-right="0cm" fo:text-indent="0cm" style:auto-text-indent="false"/>
      <style:text-properties fo:language="en" fo:country="GB" officeooo:rsid="00090afd" officeooo:paragraph-rsid="00090afd" style:font-weight-complex="bold"/>
    </style:style>
    <style:style style:name="P25" style:family="paragraph" style:parent-style-name="Heading_20_5">
      <style:paragraph-properties fo:margin-left="0cm" fo:margin-right="0cm" fo:text-indent="0cm" style:auto-text-indent="false"/>
      <style:text-properties fo:language="en" fo:country="GB" officeooo:rsid="0007976f" officeooo:paragraph-rsid="0007976f" style:font-weight-complex="bold"/>
    </style:style>
    <style:style style:name="P26" style:family="paragraph" style:parent-style-name="Heading_20_5">
      <style:paragraph-properties fo:margin-left="0cm" fo:margin-right="0cm" fo:text-indent="0cm" style:auto-text-indent="false"/>
      <style:text-properties fo:language="en" fo:country="GB" officeooo:rsid="00090afd" officeooo:paragraph-rsid="00090afd"/>
    </style:style>
    <style:style style:name="P27" style:family="paragraph" style:parent-style-name="Heading_20_5">
      <style:paragraph-properties fo:margin-left="0cm" fo:margin-right="0cm" fo:text-indent="0cm" style:auto-text-indent="false"/>
      <style:text-properties fo:language="en" fo:country="GB" officeooo:rsid="0007976f" officeooo:paragraph-rsid="0007976f"/>
    </style:style>
    <style:style style:name="P28" style:family="paragraph" style:parent-style-name="Heading_20_5">
      <style:paragraph-properties fo:margin-left="0cm" fo:margin-right="0cm" fo:text-indent="0cm" style:auto-text-indent="false"/>
      <style:text-properties officeooo:rsid="00090afd" officeooo:paragraph-rsid="00090afd"/>
    </style:style>
    <style:style style:name="P29" style:family="paragraph" style:parent-style-name="Heading_20_5">
      <style:paragraph-properties fo:margin-left="0cm" fo:margin-right="0cm" fo:text-align="start" style:justify-single-word="false" fo:text-indent="0cm" style:auto-text-indent="false"/>
      <style:text-properties officeooo:rsid="00090afd" officeooo:paragraph-rsid="00090afd"/>
    </style:style>
    <style:style style:name="P30" style:family="paragraph" style:parent-style-name="Heading_20_5">
      <style:paragraph-properties fo:margin-left="0cm" fo:margin-right="0cm" fo:text-indent="0cm" style:auto-text-indent="false"/>
      <style:text-properties officeooo:rsid="0007976f" officeooo:paragraph-rsid="0007976f"/>
    </style:style>
    <style:style style:name="P31" style:family="paragraph" style:parent-style-name="Heading_20_5">
      <style:paragraph-properties fo:margin-left="0cm" fo:margin-right="0cm" fo:text-align="start" style:justify-single-word="false" fo:text-indent="0cm" style:auto-text-indent="false"/>
      <style:text-properties officeooo:rsid="0007976f" officeooo:paragraph-rsid="0007976f"/>
    </style:style>
    <style:style style:name="P32" style:family="paragraph" style:parent-style-name="Heading_20_5">
      <style:paragraph-properties fo:margin-left="0cm" fo:margin-right="0cm" fo:text-align="start" style:justify-single-word="false" fo:text-indent="0cm" style:auto-text-indent="false"/>
      <style:text-properties officeooo:rsid="0007976f" officeooo:paragraph-rsid="00105a43"/>
    </style:style>
    <style:style style:name="P33" style:family="paragraph" style:parent-style-name="Heading_20_5">
      <style:paragraph-properties fo:margin-left="0cm" fo:margin-right="0cm" fo:text-indent="0cm" style:auto-text-indent="false"/>
      <style:text-properties officeooo:rsid="0007976f" officeooo:paragraph-rsid="0007976f" style:font-style-complex="normal" style:font-weight-complex="bold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fo:font-style="italic" fo:font-weight="normal" officeooo:rsid="00090afd" officeooo:paragraph-rsid="00090afd" style:font-style-asian="italic" style:font-weight-asian="normal" style:font-style-complex="italic" style:font-weight-complex="bold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fo:font-style="italic" fo:font-weight="normal" officeooo:rsid="0007976f" officeooo:paragraph-rsid="0007976f" style:font-style-asian="italic" style:font-weight-asian="normal" style:font-style-complex="italic" style:font-weight-complex="bold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weight-complex="bold"/>
    </style:style>
    <style:style style:name="P3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4pt" fo:language="en" fo:country="GB" officeooo:rsid="0007976f" officeooo:paragraph-rsid="00105a43" style:font-size-asian="14pt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en" fo:country="GB" fo:font-weight="bold" style:font-weight-asian="bold"/>
    </style:style>
    <style:style style:name="P40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 fo:font-weight="bold" style:font-weight-asian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rsid="00090afd" officeooo:paragraph-rsid="00105a43" style:font-weight-asian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paragraph-rsid="00105a43" style:font-weight-asian="bold"/>
    </style:style>
    <style:style style:name="P43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tyle="italic" officeooo:rsid="0007976f" officeooo:paragraph-rsid="0007976f" style:font-style-asian="italic" style:font-style-complex="italic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bold" officeooo:rsid="0007976f" officeooo:paragraph-rsid="0007976f" style:font-weight-asian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bold" officeooo:rsid="0007976f" officeooo:paragraph-rsid="00105a43" style:font-weight-asian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bold" officeooo:paragraph-rsid="00105a43" style:font-weight-asian="bold"/>
    </style:style>
    <style:style style:name="P51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07976f"/>
    </style:style>
    <style:style style:name="P52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105a43"/>
    </style:style>
    <style:style style:name="P53" style:family="paragraph" style:parent-style-name="Standard">
      <style:paragraph-properties fo:margin-left="0cm" fo:margin-right="0cm" fo:text-indent="0cm" style:auto-text-indent="false" style:snap-to-layout-grid="false"/>
    </style:style>
    <style:style style:name="P54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105a43"/>
    </style:style>
    <style:style style:name="P55" style:family="paragraph" style:parent-style-name="Standard">
      <style:paragraph-properties fo:margin-left="0cm" fo:margin-right="0cm" fo:text-indent="0cm" style:auto-text-indent="false" style:snap-to-layout-grid="false"/>
      <style:text-properties fo:font-size="10pt" officeooo:rsid="0007976f" officeooo:paragraph-rsid="0007976f" style:font-size-asian="10pt" style:font-size-complex="10pt"/>
    </style:style>
    <style:style style:name="P56" style:family="paragraph" style:parent-style-name="Standard">
      <style:paragraph-properties fo:margin-left="0cm" fo:margin-right="0cm" fo:text-indent="0cm" style:auto-text-indent="false" style:snap-to-layout-grid="false"/>
      <style:text-properties fo:font-size="10pt" officeooo:rsid="0007976f" officeooo:paragraph-rsid="0011168b" style:font-size-asian="10pt" style:font-size-complex="10pt"/>
    </style:style>
    <style:style style:name="P57" style:family="paragraph" style:parent-style-name="Standard">
      <style:paragraph-properties fo:margin-left="0cm" fo:margin-right="0cm" fo:text-indent="0cm" style:auto-text-indent="false" fo:break-before="page"/>
      <style:text-properties officeooo:paragraph-rsid="00105a43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0dcd3c" style:font-size-asian="10pt"/>
    </style:style>
    <style:style style:name="T3" style:family="text">
      <style:text-properties fo:font-size="10pt" officeooo:rsid="0007976f" style:font-size-asian="10pt"/>
    </style:style>
    <style:style style:name="T4" style:family="text">
      <style:text-properties fo:font-size="10pt" officeooo:rsid="0011168b" style:font-size-asian="10pt"/>
    </style:style>
    <style:style style:name="T5" style:family="text">
      <style:text-properties fo:font-size="10pt" fo:language="it" fo:country="IT" style:font-size-asian="10pt" style:language-asian="it" style:country-asian="I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7976f" style:font-weight-asian="bold"/>
    </style:style>
    <style:style style:name="T8" style:family="text">
      <style:text-properties fo:font-weight="bold" officeooo:rsid="000b0a4d" style:font-weight-asian="bold"/>
    </style:style>
    <style:style style:name="T9" style:family="text">
      <style:text-properties officeooo:rsid="0007976f"/>
    </style:style>
    <style:style style:name="T10" style:family="text">
      <style:text-properties officeooo:rsid="00090afd"/>
    </style:style>
    <style:style style:name="T11" style:family="text">
      <style:text-properties officeooo:rsid="000d0110"/>
    </style:style>
    <style:style style:name="T12" style:family="text">
      <style:text-properties officeooo:rsid="00105a43"/>
    </style:style>
    <style:style style:name="T13" style:family="text">
      <style:text-properties officeooo:rsid="00111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kype conference del 18/05/2014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Meeting: </text:p>
          </table:table-cell>
          <table:table-cell table:style-name="Tabella1.A1" office:value-type="string">
            <text:h text:style-name="P35" text:outline-level="2">Decisioni sul documento di analisi</text:h>
          </table:table-cell>
          <table:table-cell table:style-name="Tabella1.A1" office:value-type="string">
            <text:p text:style-name="P7"><text:span text:style-name="T9">Coordinatore</text:span>:</text:p>
          </table:table-cell>
          <table:table-cell table:style-name="Tabella1.A1" office:value-type="string"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7"><text:span text:style-name="T9">Data</text:span>:</text:p>
          </table:table-cell>
          <table:table-cell table:style-name="Tabella1.A1" office:value-type="string">
            <text:h text:style-name="P25" text:outline-level="5">18/05/2014</text:h>
          </table:table-cell>
          <table:table-cell table:style-name="Tabella1.A1" office:value-type="string">
            <text:p text:style-name="P7"><text:span text:style-name="T9">Verbalizzatore</text:span>:</text:p>
          </table:table-cell>
          <table:table-cell table:style-name="Tabella1.A1" office:value-type="string">
            <text:h text:style-name="P30" text:outline-level="5">Simone Scalabrino</text:h>
          </table:table-cell>
        </table:table-row>
        <table:table-row table:style-name="Tabella1.3">
          <table:table-cell table:style-name="Tabella1.A1" office:value-type="string">
            <text:p text:style-name="P15"><text:span text:style-name="T9">Luogo</text:span>:</text:p>
          </table:table-cell>
          <table:table-cell table:style-name="Tabella1.A1" office:value-type="string">
            <text:h text:style-name="P30" text:outline-level="5">Videoconferenza</text:h>
          </table:table-cell>
          <table:table-cell table:style-name="Tabella1.A1" office:value-type="string">
            <text:p text:style-name="P7"><text:span text:style-name="T9">Durata</text:span>:</text:p>
          </table:table-cell>
          <table:table-cell table:style-name="Tabella1.A1" office:value-type="string">
            <text:h text:style-name="P27" text:outline-level="5">1 ora</text:h>
          </table:table-cell>
        </table:table-row>
        <table:table-row table:style-name="Tabella1.1"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5"><text:span text:style-name="T9">Presenti</text:span>:<text:tab/></text:p>
          </table:table-cell>
          <table:table-cell table:style-name="Tabella1.A1" table:number-columns-spanned="3" office:value-type="string">
            <text:h text:style-name="P30" text:outline-level="5">Carlo Branca, Giovanni Grano, Matteo Merola, Simone Scalabrino</text:h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4"><text:span text:style-name="T7">Assenti</text:span><text:span text:style-name="T6">:</text:span><text:tab/></text:p>
          </table:table-cell>
          <table:table-cell table:style-name="Tabella1.A1" table:number-columns-spanned="3" office:value-type="string">
            <text:h text:style-name="P30" text:outline-level="5">Nessuno</text:h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5">cc.:<text:tab/></text:p>
          </table:table-cell>
          <table:table-cell table:style-name="Tabella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ella1.10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7"><text:span text:style-name="T9">Prossimo meeting</text:span>: </text:p>
          </table:table-cell>
          <table:table-cell table:style-name="Tabella1.A1" table:number-columns-spanned="3" office:value-type="string">
            <text:h text:style-name="P33" text:outline-level="5">Da definire</text:h>
          </table:table-cell>
          <table:covered-table-cell/>
          <table:covered-table-cell/>
        </table:table-row>
      </table:table>
      <text:p text:style-name="P15"/>
      <text:p text:style-name="P12"><text:span text:style-name="T8">Categoria item</text:span><text:span text:style-name="T6">:</text:span><text:tab/></text:p>
      <text:p text:style-name="P13">A – <text:span text:style-name="T11">Azione</text:span></text:p>
      <text:p text:style-name="P13">D – <text:span text:style-name="T11">D</text:span>ecision<text:span text:style-name="T11">e</text:span></text:p>
      <text:p text:style-name="P13">R – <text:span text:style-name="T11">Azione prorogata</text:span></text:p>
      <text:p text:style-name="P13">C – <text:span text:style-name="T11">C</text:span>omplet<text:span text:style-name="T11">a</text:span></text:p>
      <text:p text:style-name="P13">N – <text:span text:style-name="T11">N</text:span>ot<text:span text:style-name="T11">a</text:span></text:p>
      <text:p text:style-name="P5"/>
      <text:p text:style-name="P5"/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7"><text:span text:style-name="T10">0</text:span>.</text:p>
          </table:table-cell>
          <table:table-cell table:style-name="Tabella2.A1" office:value-type="string">
            <text:p text:style-name="P18">Revisione delle minute precedenti</text:p>
          </table:table-cell>
          <table:table-cell table:style-name="Tabella2.A1" office:value-type="string">
            <text:p text:style-name="P9">A/C/D</text:p>
            <text:p text:style-name="P9">N/R</text:p>
          </table:table-cell>
          <table:table-cell table:style-name="Tabella2.A1" office:value-type="string">
            <text:p text:style-name="P9">Person<text:span text:style-name="T10">a</text:span></text:p>
          </table:table-cell>
          <table:table-cell table:style-name="Tabella2.A1" office:value-type="string">
            <text:p text:style-name="P10">Data richiesta</text:p>
          </table:table-cell>
          <table:table-cell table:style-name="Tabella2.F1" office:value-type="string">
            <text:p text:style-name="P10">Data originaria per azioni prorogate</text:p>
          </table:table-cell>
        </table:table-row>
        <table:table-row table:style-name="Tabella2.2">
          <table:table-cell table:style-name="Tabella2.A2" office:value-type="string">
            <text:p text:style-name="P18">0.1</text:p>
          </table:table-cell>
          <table:table-cell table:style-name="Tabella2.B2" office:value-type="string">
            <text:h text:style-name="P29" text:outline-level="5">&lt;Descrizione&gt;</text:h>
          </table:table-cell>
          <table:table-cell table:style-name="Tabella2.C2" office:value-type="string">
            <text:p text:style-name="P20"/>
          </table:table-cell>
          <table:table-cell table:style-name="Tabella2.D2" office:value-type="string">
            <text:p text:style-name="P20"/>
          </table:table-cell>
          <table:table-cell table:style-name="Tabella2.E2" office:value-type="string">
            <text:p text:style-name="P22"/>
          </table:table-cell>
          <table:table-cell table:style-name="Tabella2.F2" office:value-type="string">
            <text:p text:style-name="P22"/>
          </table:table-cell>
        </table:table-row>
      </table:table>
      <text:p text:style-name="P2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5">1.</text:p>
          </table:table-cell>
          <table:table-cell table:style-name="Tabella3.A1" office:value-type="string">
            <text:p text:style-name="P49">Articolo di Hassan</text:p>
          </table:table-cell>
          <table:table-cell table:style-name="Tabella3.A1" office:value-type="string">
            <text:p text:style-name="P7">A/C/D</text:p>
            <text:p text:style-name="P7">N/R</text:p>
          </table:table-cell>
          <table:table-cell table:style-name="Tabella3.A1" office:value-type="string">
            <text:p text:style-name="P7">Person<text:span text:style-name="T10">a</text:span></text:p>
          </table:table-cell>
          <table:table-cell table:style-name="Tabella3.A1" office:value-type="string">
            <text:p text:style-name="P10">Data richiesta</text:p>
          </table:table-cell>
          <table:table-cell table:style-name="Tabella3.F1" office:value-type="string">
            <text:p text:style-name="P10">Data originaria per azioni prorogate</text:p>
          </table:table-cell>
        </table:table-row>
        <table:table-row table:style-name="Tabella3.1">
          <table:table-cell table:style-name="Tabella3.A2" office:value-type="string">
            <text:p text:style-name="P15">1.1</text:p>
          </table:table-cell>
          <table:table-cell table:style-name="Tabella3.B2" office:value-type="string">
            <text:h text:style-name="P31" text:outline-level="5">Riassunto dei contenuti dell'articolo e chiarimenti sulle funzionalità da implementare</text:h>
          </table:table-cell>
          <table:table-cell table:style-name="Tabella3.C2" office:value-type="string">
            <text:p text:style-name="P19">N</text:p>
          </table:table-cell>
          <table:table-cell table:style-name="Tabella3.D2" office:value-type="string">
            <text:p text:style-name="P19">Tutti</text:p>
          </table:table-cell>
          <table:table-cell table:style-name="Tabella3.E2" office:value-type="string">
            <text:p text:style-name="P21"/>
          </table:table-cell>
          <table:table-cell table:style-name="Tabella3.F2" office:value-type="string">
            <text:p text:style-name="P21"/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15">2.</text:p>
          </table:table-cell>
          <table:table-cell table:style-name="Tabella4.A1" office:value-type="string">
            <text:p text:style-name="P48">Contenuti del documento di analisi</text:p>
          </table:table-cell>
          <table:table-cell table:style-name="Tabella4.A1" office:value-type="string">
            <text:p text:style-name="P42">A/C/D</text:p>
            <text:p text:style-name="P42">N/R</text:p>
          </table:table-cell>
          <table:table-cell table:style-name="Tabella4.A1" office:value-type="string">
            <text:p text:style-name="P42">Person<text:span text:style-name="T10">a</text:span></text:p>
          </table:table-cell>
          <table:table-cell table:style-name="Tabella4.A1" office:value-type="string">
            <text:p text:style-name="P41">Data richiesta</text:p>
          </table:table-cell>
          <table:table-cell table:style-name="Tabella4.F1" office:value-type="string">
            <text:p text:style-name="P41">Data originaria per azioni prorogate</text:p>
          </table:table-cell>
        </table:table-row>
        <table:table-row table:style-name="Tabella4.1">
          <table:table-cell table:style-name="Tabella4.A2" office:value-type="string">
            <text:p text:style-name="P15">2.1</text:p>
          </table:table-cell>
          <table:table-cell table:style-name="Tabella4.B2" office:value-type="string">
            <text:p text:style-name="P45">Aggiornamento sui contenuti prodotti</text:p>
          </table:table-cell>
          <table:table-cell table:style-name="Tabella4.C2" office:value-type="string">
            <text:p text:style-name="P19">N</text:p>
          </table:table-cell>
          <table:table-cell table:style-name="Tabella4.D2" office:value-type="string">
            <text:p text:style-name="P19">Tutti</text:p>
          </table:table-cell>
          <table:table-cell table:style-name="Tabella4.E2" office:value-type="string">
            <text:p text:style-name="P21"/>
          </table:table-cell>
          <table:table-cell table:style-name="Tabella4.F2" office:value-type="string">
            <text:p text:style-name="P54"/>
          </table:table-cell>
        </table:table-row>
        <table:table-row table:style-name="Tabella4.1">
          <table:table-cell table:style-name="Tabella4.A3" office:value-type="string">
            <text:p text:style-name="P48">2.2</text:p>
          </table:table-cell>
          <table:table-cell table:style-name="Tabella4.B3" office:value-type="string">
            <text:p text:style-name="P45">Discussione sui casi d'uso da inserire e sui contenuti del modello a oggetti</text:p>
          </table:table-cell>
          <table:table-cell table:style-name="Tabella4.C3" office:value-type="string">
            <text:p text:style-name="P19">D</text:p>
          </table:table-cell>
          <table:table-cell table:style-name="Tabella4.D3" office:value-type="string">
            <text:p text:style-name="P19">Tutti</text:p>
          </table:table-cell>
          <table:table-cell table:style-name="Tabella4.E3" office:value-type="string">
            <text:p text:style-name="P21"/>
          </table:table-cell>
          <table:table-cell table:style-name="Tabella4.F3" office:value-type="string">
            <text:p text:style-name="P54"/>
          </table:table-cell>
        </table:table-row>
        <table:table-row table:style-name="Tabella4.1">
          <table:table-cell table:style-name="Tabella4.A4" office:value-type="string">
            <text:p text:style-name="P48">2.3</text:p>
          </table:table-cell>
          <table:table-cell table:style-name="Tabella4.B4" office:value-type="string">
            <text:p text:style-name="P45">Formalizzazione dei casi d'uso</text:p>
          </table:table-cell>
          <table:table-cell table:style-name="Tabella4.C4" office:value-type="string">
            <text:p text:style-name="P19">A</text:p>
          </table:table-cell>
          <table:table-cell table:style-name="Tabella4.D4" office:value-type="string">
            <text:p text:style-name="P19">CB</text:p>
          </table:table-cell>
          <table:table-cell table:style-name="Tabella4.E4" office:value-type="string">
            <text:p text:style-name="P55">19/05/<text:span text:style-name="T13">2014</text:span></text:p>
          </table:table-cell>
          <table:table-cell table:style-name="Tabella4.F4" office:value-type="string">
            <text:p text:style-name="P54"/>
          </table:table-cell>
        </table:table-row>
        <table:table-row table:style-name="Tabella4.1">
          <table:table-cell table:style-name="Tabella4.A5" office:value-type="string">
            <text:p text:style-name="P48">2.4</text:p>
          </table:table-cell>
          <table:table-cell table:style-name="Tabella4.B5" office:value-type="string">
            <text:p text:style-name="P45">Revisione dell'introduzione</text:p>
          </table:table-cell>
          <table:table-cell table:style-name="Tabella4.C5" office:value-type="string">
            <text:p text:style-name="P19">A</text:p>
          </table:table-cell>
          <table:table-cell table:style-name="Tabella4.D5" office:value-type="string">
            <text:p text:style-name="P19">GG</text:p>
          </table:table-cell>
          <table:table-cell table:style-name="Tabella4.E5" office:value-type="string">
            <text:p text:style-name="P56">19/05/<text:span text:style-name="T13">2014</text:span></text:p>
          </table:table-cell>
          <table:table-cell table:style-name="Tabella4.F5" office:value-type="string">
            <text:p text:style-name="P54"/>
          </table:table-cell>
        </table:table-row>
        <table:table-row table:style-name="Tabella4.1">
          <table:table-cell table:style-name="Tabella4.A6" office:value-type="string">
            <text:p text:style-name="P48">2.5</text:p>
          </table:table-cell>
          <table:table-cell table:style-name="Tabella4.B6" office:value-type="string">
            <text:p text:style-name="P45">Definizione del modello a oggetti</text:p>
          </table:table-cell>
          <table:table-cell table:style-name="Tabella4.C6" office:value-type="string">
            <text:p text:style-name="P19">A</text:p>
          </table:table-cell>
          <table:table-cell table:style-name="Tabella4.D6" office:value-type="string">
            <text:p text:style-name="P19">MM</text:p>
          </table:table-cell>
          <table:table-cell table:style-name="Tabella4.E6" office:value-type="string">
            <text:p text:style-name="P56">19/05/<text:span text:style-name="T13">2014</text:span></text:p>
          </table:table-cell>
          <table:table-cell table:style-name="Tabella4.F6" office:value-type="string">
            <text:p text:style-name="P54"/>
          </table:table-cell>
        </table:table-row>
        <table:table-row table:style-name="Tabella4.1">
          <table:table-cell table:style-name="Tabella4.A7" office:value-type="string">
            <text:p text:style-name="P48">2.6</text:p>
          </table:table-cell>
          <table:table-cell table:style-name="Tabella4.B7" office:value-type="string">
            <text:p text:style-name="P45">Prima stesura del capitolo sull'impact analysis</text:p>
          </table:table-cell>
          <table:table-cell table:style-name="Tabella4.C7" office:value-type="string">
            <text:p text:style-name="P19">A</text:p>
          </table:table-cell>
          <table:table-cell table:style-name="Tabella4.D7" office:value-type="string">
            <text:p text:style-name="P19">SS</text:p>
          </table:table-cell>
          <table:table-cell table:style-name="Tabella4.E7" office:value-type="string">
            <text:p text:style-name="P56">19/05/<text:span text:style-name="T13">2014</text:span></text:p>
          </table:table-cell>
          <table:table-cell table:style-name="Tabella4.F7" office:value-type="string">
            <text:p text:style-name="P54"/>
          </table:table-cell>
        </table:table-row>
      </table:table>
      <text:p text:style-name="P57"/>
      <text:h text:style-name="P36" text:outline-level="2">Allegati</text:h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G Times (WN)" svg:font-family="'CG Times (WN)'" style:font-family-generic="roman"/>
    <style:font-face style:name="CG Times (W1)" svg:font-family="'CG Times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59cm" fo:margin-right="0cm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00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G Times (W1)" fo:font-family="'CG Times (W1)'" style:font-family-generic="roman" style:font-pitch="variable" fo:font-size="12pt" fo:language="en" fo:country="GB" style:font-size-asian="12pt" style:font-name-complex="CG Times (W1)" style:font-family-complex="'CG Times (W1)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G Times (W1)" fo:font-family="'CG Times (W1)'" style:font-family-generic="roman" style:font-pitch="variable" fo:font-size="12pt" fo:language="en" fo:country="GB" style:font-size-asian="12pt" style:font-name-complex="CG Times (W1)" style:font-family-complex="'CG Times (W1)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Plain_20_Text" style:display-name="Plain Text" style:family="paragraph" style:parent-style-name="Standard">
      <style:paragraph-properties fo:margin-top="0cm" fo:margin-bottom="0.176cm" style:contextual-spacing="false"/>
      <style:text-properties fo:color="#000000" style:font-name="CG Times (WN)" fo:font-family="'CG Times (WN)'" style:font-family-generic="roman" fo:font-size="11pt" fo:language="en" fo:country="US" style:font-size-asian="11pt" style:font-name-complex="CG Times (WN)" style:font-family-complex="'CG Times (WN)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style:font-size-asian="10pt" style:font-name-complex="Times New Roman"/>
    </style:style>
    <style:style style:name="MP2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0pt" fo:font-style="italic" style:font-size-asian="10pt" style:font-style-asian="italic"/>
    </style:style>
    <style:style style:name="MP3" style:family="paragraph" style:parent-style-name="Footer">
      <style:paragraph-properties>
        <style:tab-stops>
          <style:tab-stop style:position="7.502cm"/>
          <style:tab-stop style:position="16.002cm"/>
        </style:tab-stops>
      </style:paragraph-properties>
    </style:style>
    <style:style style:name="MT1" style:family="text">
      <style:text-properties fo:font-size="10pt" officeooo:rsid="0011168b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07976f" style:font-size-asian="10pt"/>
    </style:style>
    <style:style style:name="MT4" style:family="text">
      <style:text-properties fo:font-size="10pt" fo:language="it" fo:country="IT" style:font-size-asian="10pt" style:language-asian="it" style:country-asian="IT"/>
    </style:style>
    <style:page-layout style:name="Mpm1">
      <style:page-layout-properties fo:page-width="21.001cm" fo:page-height="29.7cm" style:num-format="1" style:print-orientation="portrait" fo:margin-top="1.245cm" fo:margin-bottom="1.245cm" fo:margin-left="1.27cm" fo:margin-right="2.032cm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87cm" fo:margin-left="0cm" fo:margin-right="0cm" fo:margin-bottom="0.688cm" style:dynamic-spacing="true"/>
      </style:header-style>
      <style:footer-style>
        <style:header-footer-properties fo:min-height="0.787cm" fo:margin-left="0cm" fo:margin-right="0cm" fo:margin-top="0.68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18/05/2014</text:span><text:span text:style-name="MT2"><text:tab/></text:span><text:span text:style-name="MT3">RepoMinerEvo</text:span><text:span text:style-name="MT2"><text:tab/> <text:tab/>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4">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ndards Agenda/Minutes Format</dc:title>
    <meta:initial-creator>Anita Maddaluna</meta:initial-creator>
    <meta:creation-date>2003-11-27T13:03:00</meta:creation-date>
    <dc:creator>Simone </dc:creator>
    <dc:date>2014-05-18T17:38:25.191275568</dc:date>
    <meta:print-date>2000-04-27T18:36:00</meta:print-date>
    <meta:editing-cycles>29</meta:editing-cycles>
    <meta:editing-duration>PT55M57S</meta:editing-duration>
    <meta:generator>LibreOffice/4.1.3.2$Linux_X86_64 LibreOffice_project/410m0$Build-2</meta:generator>
    <meta:document-statistic meta:table-count="4" meta:image-count="0" meta:object-count="0" meta:page-count="2" meta:paragraph-count="82" meta:word-count="172" meta:character-count="1136" meta:non-whitespace-character-count="1033"/>
  </office:meta>
</office:document-meta>
</file>